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Google Sans" svg:font-family="'Google Sans', arial, sans-serif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loext:graphic-properties draw:fill="solid" draw:fill-color="#f8f9fa" draw:opacity="100%"/>
      <style:paragraph-properties fo:margin-left="0cm" fo:margin-right="0cm" fo:margin-top="0cm" fo:margin-bottom="0cm" loext:contextual-spacing="false" style:line-height-at-least="0.953cm" fo:text-align="start" style:justify-single-word="false" fo:orphans="2" fo:widows="2" fo:text-indent="0cm" style:auto-text-indent="false" fo:background-color="#f8f9fa" fo:padding="0cm" fo:border="none" style:writing-mode="lr-tb"/>
      <style:text-properties fo:font-variant="normal" fo:text-transform="none" fo:color="#202124" style:font-name="Liberation Serif" fo:font-size="12pt" fo:letter-spacing="normal" fo:language="en" fo:country="US" fo:font-style="normal" fo:font-weight="normal" style:font-size-asian="12pt" style:font-size-complex="12pt"/>
    </style:style>
    <style:style style:name="P2" style:family="paragraph" style:parent-style-name="Preformatted_20_Text">
      <loext:graphic-properties draw:fill="solid" draw:fill-color="#f8f9fa" draw:opacity="100%"/>
      <style:paragraph-properties fo:margin-left="0cm" fo:margin-right="0cm" fo:margin-top="0cm" fo:margin-bottom="0cm" loext:contextual-spacing="false" fo:line-height="115%" fo:text-align="justify" style:justify-single-word="false" fo:orphans="2" fo:widows="2" fo:text-indent="0cm" style:auto-text-indent="false" fo:background-color="#f8f9fa" fo:padding="0cm" fo:border="none" style:writing-mode="lr-tb"/>
      <style:text-properties style:font-name="Liberation Serif" fo:font-size="12pt" fo:font-weight="normal" fo:background-color="transparent" style:font-size-asian="12pt" style:font-weight-asian="normal" style:font-size-complex="12pt" style:font-weight-complex="normal"/>
    </style:style>
    <style:style style:name="P3" style:family="paragraph" style:parent-style-name="Preformatted_20_Text">
      <loext:graphic-properties draw:fill="solid" draw:fill-color="#f8f9fa" draw:opacity="100%"/>
      <style:paragraph-properties fo:margin-top="0cm" fo:margin-bottom="0cm" loext:contextual-spacing="false" fo:line-height="115%" fo:text-align="justify" style:justify-single-word="false" fo:orphans="2" fo:widows="2" fo:background-color="#f8f9fa" fo:padding="0cm" fo:border="none" style:writing-mode="lr-tb"/>
      <style:text-properties fo:font-variant="normal" fo:text-transform="none" fo:color="#202124" style:font-name="Liberation Serif" fo:font-size="12pt" fo:letter-spacing="normal" fo:language="en" fo:country="US" fo:font-style="normal" fo:font-weight="normal" fo:background-color="transparent" style:font-size-asian="12pt" style:font-weight-asian="normal" style:font-size-complex="12pt" style:font-weight-complex="normal"/>
    </style:style>
    <style:style style:name="P4" style:family="paragraph" style:parent-style-name="Preformatted_20_Text">
      <loext:graphic-properties draw:fill="solid" draw:fill-color="#f8f9fa" draw:opacity="100%"/>
      <style:paragraph-properties fo:margin-top="0cm" fo:margin-bottom="0cm" loext:contextual-spacing="false" fo:line-height="115%" fo:text-align="justify" style:justify-single-word="false" fo:orphans="2" fo:widows="2" fo:background-color="#f8f9fa" fo:padding="0cm" fo:border="none" style:writing-mode="lr-tb"/>
    </style:style>
    <style:style style:name="P5" style:family="paragraph" style:parent-style-name="Standard">
      <style:text-properties officeooo:paragraph-rsid="001cf79c"/>
    </style:style>
    <style:style style:name="P6" style:family="paragraph" style:parent-style-name="Standard">
      <style:text-properties officeooo:paragraph-rsid="001ed89d"/>
    </style:style>
    <style:style style:name="P7" style:family="paragraph" style:parent-style-name="Standard">
      <style:paragraph-properties fo:line-height="115%" fo:text-align="justify" style:justify-single-word="false"/>
      <style:text-properties style:font-name="Liberation Serif" fo:font-size="12pt" fo:font-weight="normal" fo:background-color="transparent" style:font-size-asian="12pt" style:font-weight-asian="normal" style:font-size-complex="12pt" style:font-weight-complex="normal"/>
    </style:style>
    <style:style style:name="P8" style:family="paragraph" style:parent-style-name="Standard">
      <style:text-properties style:font-name="Liberation Serif" fo:font-size="12pt" style:font-size-asian="12pt" style:font-size-complex="12pt"/>
    </style:style>
    <style:style style:name="T1" style:family="text">
      <style:text-properties officeooo:rsid="001cf79c"/>
    </style:style>
    <style:style style:name="T2" style:family="text">
      <style:text-properties officeooo:rsid="001ed89d"/>
    </style:style>
    <style:style style:name="T3" style:family="text">
      <style:text-properties fo:font-variant="normal" fo:text-transform="none" fo:color="#202124" fo:letter-spacing="normal" fo:language="en" fo:country="US" fo:font-style="normal"/>
    </style:style>
    <style:style style:name="T4" style:family="text">
      <style:text-properties fo:font-variant="normal" fo:text-transform="none" fo:color="#202124" fo:letter-spacing="normal" fo:language="en" fo:country="US" fo:font-style="normal" officeooo:rsid="001ed89d"/>
    </style:style>
    <style:style style:name="T5" style:family="text">
      <style:text-properties fo:font-variant="normal" fo:text-transform="none" fo:color="#202124" style:font-name="Liberation Serif" fo:font-size="12pt" fo:letter-spacing="normal" fo:language="en" fo:country="US" fo:font-style="normal" fo:font-weight="normal" fo:background-color="transparent" loext:char-shading-value="0" style:font-size-asian="12pt" style:font-weight-asian="normal" style:font-size-complex="12pt" style:font-weight-complex="normal"/>
    </style:style>
    <style:style style:name="T6" style:family="text">
      <style:text-properties fo:font-variant="normal" fo:text-transform="none" fo:color="#202124" style:font-name="Liberation Serif" fo:font-size="12pt" fo:letter-spacing="normal" fo:language="en" fo:country="US" fo:font-style="normal" fo:font-weight="normal" officeooo:rsid="001ed89d" fo:background-color="transparent" loext:char-shading-value="0" style:font-size-asian="12pt" style:font-weight-asian="normal" style:font-size-complex="12pt" style:font-weight-complex="normal"/>
    </style:style>
    <style:style style:name="T7" style:family="text">
      <style:text-properties fo:font-variant="normal" fo:text-transform="none" fo:color="#202124" style:font-name="Liberation Serif" fo:font-size="12pt" fo:letter-spacing="normal" fo:language="en" fo:country="US" fo:font-style="normal" fo:font-weight="normal" officeooo:rsid="001ed89d" fo:background-color="transparent" loext:char-shading-value="0" style:font-name-asian="Noto Sans Mono CJK SC" style:font-size-asian="12pt" style:font-weight-asian="normal" style:font-name-complex="Liberation Mono" style:font-size-complex="12pt" style:font-weight-complex="normal"/>
    </style:style>
    <style:style style:name="T8" style:family="text">
      <style:text-properties officeooo:rsid="001ee26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CONCEPTION &amp; IMPLÉMENTATION D’UN SIG/SIG Web avec R POUR L’ANALYSE DES DONNÉES : COVID</text:p>
      <text:p text:style-name="Standard"/>
      <text:p text:style-name="Standard">Notre projet consistera à <text:span text:style-name="T1">une analyse des données de la covid et </text:span>l'implémentation d'une application web, via le langage R, fournissant des statistiques sur la covid19, sous forme cartographique, du monde entier. L'application intégrera plusieurs fonctionnalités citées telles suit :</text:p>
      <text:p text:style-name="Standard"/>
      <text:p text:style-name="Standard">- Navigation grâce à un tableau de bord;</text:p>
      <text:p text:style-name="P5">-<text:span text:style-name="T1">Consulter à la date actuelle la situation du covid ;</text:span> </text:p>
      <text:p text:style-name="P5">-Visualisation <text:span text:style-name="T1">les différents cas pour chaque pays</text:span>, <text:span text:style-name="T1">représentée</text:span> par un <text:span text:style-name="T1">arbre</text:span> (type="<text:span text:style-name="T1">treemap</text:span>"). </text:p>
      <text:p text:style-name="Standard">-<text:span text:style-name="T2">Différents graphes comparatif d’évolution </text:span>(Positifs, Guéris, Décès, <text:span text:style-name="T1">Actifs, </text:span><text:span text:style-name="T2">journalière</text:span>)</text:p>
      <text:p text:style-name="P6">-Visualisation de l'évolution chronologique, <text:span text:style-name="T1">représentée</text:span> par une courbe temporelle (type="line"). </text:p>
      <text:p text:style-name="P6">-Visualisez les différentes catégories avec des histogrammes, à l'échelle mondiale;</text:p>
      <text:p text:style-name="P6">-<text:span text:style-name="T2">Visionnage </text:span>sur une carte géographique du monde entier : 2 types de visionnage de la carte [Les chiffres d'une seule des 4 catégories (Positifs, Guéris, Décès, <text:span text:style-name="T1">Actifs</text:span>), proportionnellement représentés par de simples disques.] et [<text:span text:style-name="T1">L</text:span>es <text:span text:style-name="T1">c</text:span>as, présentés proportionnellement <text:span text:style-name="T1">aux divers indices,</text:span> par des diagrammes de camemberts. ] ;</text:p>
      <text:p text:style-name="Standard">- Consultation des données, sous forme d'un tableau. Pour le monde entier et aussi pour un pays sélectionné, ceci pour chacune des 4 catégories, <text:span text:style-name="T1">ainsi que les taux de guérison et de décès.</text:span></text:p>
      <text:p text:style-name="Standard"/>
      <text:p text:style-name="Standard"/>
      <text:p text:style-name="P1"><text:bookmark text:name="tw-target-text1"/>DESIGN &amp; IMPLEMENTATION OF A GIS / Web <text:span text:style-name="T8">app </text:span>GIS with R FOR DATA ANALYSIS: COVID</text:p>
      <text:p text:style-name="P8"/>
      <text:p text:style-name="P8"/>
      <text:p text:style-name="P2"><text:bookmark text:name="tw-target-text"/><text:span text:style-name="T3">Our project consist </text:span><text:span text:style-name="T4">on</text:span><text:span text:style-name="T3"> an analysis of covid data and implementation of a web application, via the R language </text:span><text:span text:style-name="T4">(specifically shiny App)</text:span><text:span text:style-name="T3">, providing statistics on covid19, in cartographic form, from around the world. The application will integrate several features mentioned as follows:</text:span></text:p>
      <text:p text:style-name="P2"><text:span text:style-name="T3"/></text:p>
      <text:p text:style-name="P4"><text:span text:style-name="T5">- Navigation </text:span><text:span text:style-name="T7">via</text:span><text:span text:style-name="T5"> a dashboard;</text:span></text:p>
      <text:p text:style-name="P3">-Consult the <text:span text:style-name="T2">summary on </text:span>current date o<text:span text:style-name="T2">f</text:span> covid situation;</text:p>
      <text:p text:style-name="P3">-Visualization of <text:span text:style-name="T2">different</text:span> cases for each country, represented by a tree (type = "treemap").</text:p>
      <text:p text:style-name="P3">-Different comparative evolution graphs (Positive, Cured, Death, Active, daily)</text:p>
      <text:p text:style-name="P3">-Visualization of chronological evolution, represented by a temporal curve (type = "line").</text:p>
      <text:p text:style-name="P3">-Visualize the different categories with histograms, on a global scale;</text:p>
      <text:p text:style-name="P3">- Viewing on a geographical map of the whole world: 2 types of viewing map [The figures of only one of the 4 categories (Positive, Cured, Death, Active), proportionally represented by simple discs.] And [The cases, presented in proportion to various indices, by pie charts. ];</text:p>
      <text:p text:style-name="P3">- Data consultation, in the form of a table. For the whole world and also for a selected country, this for each of the 4 categories, as well as the <text:span text:style-name="T2">recovery</text:span> and death rates.</text:p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Google Sans" svg:font-family="'Google Sans', arial, sans-serif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3T09:06:04.182949992</meta:creation-date>
    <dc:date>2021-02-23T09:28:33.844522073</dc:date>
    <meta:editing-duration>PT1M18S</meta:editing-duration>
    <meta:editing-cycles>1</meta:editing-cycles>
    <meta:document-statistic meta:table-count="0" meta:image-count="0" meta:object-count="0" meta:page-count="1" meta:paragraph-count="20" meta:word-count="391" meta:character-count="2569" meta:non-whitespace-character-count="2195"/>
    <meta:generator>LibreOffice/6.4.6.2$Linux_X86_64 LibreOffice_project/40$Build-2</meta:generator>
  </office:meta>
</office:document-meta>
</file>